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1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17" table:default-cell-style-name="ce2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Default"/>
          <table:table-cell table:style-name="ce1" office:value-type="string">
            <text:p>Y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/>
          <table:table-cell table:style-name="ce2" office:value-type="string">
            <text:p>17*17 = 289</text:p>
          </table:table-cell>
          <table:table-cell table:style-name="ce6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17"/>
          <table:table-cell table:number-columns-repeated="8"/>
        </table:table-row>
        <table:table-row table:style-name="ro1">
          <table:table-cell office:value-type="string">
            <text:p>X</text:p>
          </table:table-cell>
          <table:table-cell/>
          <table:table-cell table:style-name="Default" table:number-columns-repeated="7"/>
          <table:table-cell/>
          <table:table-cell table:style-name="Default" table:number-columns-repeated="9"/>
          <table:table-cell table:number-columns-repeated="7"/>
          <table:table-cell office:value-type="string">
            <text:p>Serial.println((x*17)+y);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LED NR.</text:p>
          </table:table-cell>
          <table:table-cell table:number-columns-repeated="3"/>
          <table:table-cell office:value-type="string">
            <text:p>Serial.println(((x*17)+(17-1))-y);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number-columns-repeated="2" table:style-name="ce4" office:value-type="float" office:value="16">
            <text:p>16</text:p>
          </table:table-cell>
          <table:table-cell table:style-name="ce7" table:formula="of:=IF(MOD([.U5];2);(([.U5]*17)+16)-[.V5];([.U5]*17)+[.V5])" office:value-type="float" office:value="288">
            <text:p>288</text:p>
          </table:table-cell>
          <table:table-cell table:formula="of:=(MOD([.U5];2)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/>
          <table:table-cell table:style-name="ce5" office:value-type="string" table:number-columns-spanned="4" table:number-rows-spanned="1">
            <text:p>WENN(REST(X;2);((X*17)+16)-Y;(X*17)+Y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6.03.2016</text:date>, <text:time>10:07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chwark</meta:initial-creator>
    <meta:creation-date>2016-03-06T09:31:31.27</meta:creation-date>
    <dc:date>2016-03-06T10:07:20.24</dc:date>
    <dc:creator>Thomas Schwark</dc:creator>
    <meta:editing-duration>PT3M48S</meta:editing-duration>
    <meta:editing-cycles>1</meta:editing-cycles>
    <meta:document-statistic meta:table-count="3" meta:cell-count="336" meta:object-count="0"/>
    <meta:generator>OpenOffice/4.1.2$Win32 OpenOffice.org_project/412m3$Build-9782</meta:generator>
  </office:meta>
</office:document-meta>
</file>